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3600000029DFFCB43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au1" style:family="table">
      <style:table-properties style:width="3.297cm" fo:margin-left="4.817cm" table:align="left"/>
    </style:style>
    <style:style style:name="Tableau1.A" style:family="table-column">
      <style:table-column-properties style:column-width="1.002cm"/>
    </style:style>
    <style:style style:name="Tableau1.B" style:family="table-column">
      <style:table-column-properties style:column-width="1.205cm"/>
    </style:style>
    <style:style style:name="Tableau1.C" style:family="table-column">
      <style:table-column-properties style:column-width="1.09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fo:color="#333333" fo:font-size="11pt" style:font-size-asian="11pt" style:font-size-complex="11pt"/>
    </style:style>
    <style:style style:name="P2" style:family="paragraph" style:parent-style-name="Standard">
      <style:paragraph-properties fo:margin-left="2.54cm" fo:margin-right="0cm" fo:text-indent="0cm" style:auto-text-indent="false"/>
      <style:text-properties style:font-name="Times New Roman1" officeooo:rsid="0022528e" officeooo:paragraph-rsid="004eeb50"/>
    </style:style>
    <style:style style:name="P3" style:family="paragraph" style:parent-style-name="Standard">
      <style:paragraph-properties fo:margin-left="0cm" fo:margin-right="0cm" fo:text-indent="0cm" style:auto-text-indent="false"/>
      <style:text-properties style:font-name="Times New Roman1" officeooo:rsid="001da8a9" officeooo:paragraph-rsid="001da8a9"/>
    </style:style>
    <style:style style:name="P4" style:family="paragraph" style:parent-style-name="Standard">
      <style:paragraph-properties fo:margin-left="0cm" fo:margin-right="0cm" fo:text-indent="0cm" style:auto-text-indent="false"/>
      <style:text-properties style:font-name="Times New Roman1" officeooo:rsid="0022528e" officeooo:paragraph-rsid="004eeb50"/>
    </style:style>
    <style:style style:name="P5" style:family="paragraph" style:parent-style-name="Standard">
      <style:text-properties style:font-name="Times New Roman1" officeooo:rsid="001da8a9" officeooo:paragraph-rsid="001da8a9"/>
    </style:style>
    <style:style style:name="P6" style:family="paragraph" style:parent-style-name="Standard">
      <style:text-properties style:font-name="Times New Roman1" officeooo:rsid="001da8a9" officeooo:paragraph-rsid="002226ce"/>
    </style:style>
    <style:style style:name="P7" style:family="paragraph" style:parent-style-name="Standard">
      <style:text-properties style:font-name="Times New Roman1" officeooo:rsid="00211c05" officeooo:paragraph-rsid="00211c05"/>
    </style:style>
    <style:style style:name="P8" style:family="paragraph" style:parent-style-name="Standard">
      <style:text-properties style:font-name="Times New Roman1" officeooo:rsid="001be077" officeooo:paragraph-rsid="001be077"/>
    </style:style>
    <style:style style:name="P9" style:family="paragraph" style:parent-style-name="Standard">
      <style:text-properties style:font-name="Times New Roman1" officeooo:rsid="001be077" officeooo:paragraph-rsid="002440c2"/>
    </style:style>
    <style:style style:name="P10" style:family="paragraph" style:parent-style-name="Standard">
      <style:text-properties style:font-name="Times New Roman1" officeooo:rsid="001be077" officeooo:paragraph-rsid="0025d116"/>
    </style:style>
    <style:style style:name="P11" style:family="paragraph" style:parent-style-name="Standard">
      <style:text-properties style:font-name="Times New Roman1" officeooo:rsid="002440c2" officeooo:paragraph-rsid="002440c2"/>
    </style:style>
    <style:style style:name="P12" style:family="paragraph" style:parent-style-name="Standard">
      <style:text-properties style:font-name="Times New Roman1" officeooo:rsid="001b10ed" officeooo:paragraph-rsid="002440c2"/>
    </style:style>
    <style:style style:name="P13" style:family="paragraph" style:parent-style-name="Standard">
      <style:text-properties style:font-name="Times New Roman1" officeooo:paragraph-rsid="002c8855"/>
    </style:style>
    <style:style style:name="P14" style:family="paragraph" style:parent-style-name="Standard">
      <style:text-properties style:font-name="Times New Roman1" officeooo:rsid="002bee8c" officeooo:paragraph-rsid="002bee8c"/>
    </style:style>
    <style:style style:name="P15" style:family="paragraph" style:parent-style-name="Standard">
      <style:text-properties style:font-name="Times New Roman1" officeooo:rsid="002c8855" officeooo:paragraph-rsid="002c8855"/>
    </style:style>
    <style:style style:name="P16" style:family="paragraph" style:parent-style-name="Standard">
      <style:text-properties style:font-name="Times New Roman1" officeooo:paragraph-rsid="004188a9"/>
    </style:style>
    <style:style style:name="P17" style:family="paragraph" style:parent-style-name="Standard">
      <style:text-properties style:font-name="Times New Roman1" officeooo:rsid="0043a473" officeooo:paragraph-rsid="0043a473"/>
    </style:style>
    <style:style style:name="P18" style:family="paragraph" style:parent-style-name="Standard">
      <style:text-properties style:font-name="Times New Roman1" officeooo:rsid="0046bd9f" officeooo:paragraph-rsid="0046bd9f"/>
    </style:style>
    <style:style style:name="P19" style:family="paragraph" style:parent-style-name="Standard">
      <style:text-properties style:font-name="Times New Roman1" fo:font-size="6pt" officeooo:paragraph-rsid="004eeb50" style:font-size-asian="5.25pt" style:font-size-complex="6pt"/>
    </style:style>
    <style:style style:name="P20" style:family="paragraph" style:parent-style-name="Standard">
      <style:text-properties style:font-name="Times New Roman1" fo:font-size="12pt" officeooo:rsid="004eeb50" officeooo:paragraph-rsid="004eeb50" style:font-size-asian="10.5pt" style:font-size-complex="12pt"/>
    </style:style>
    <style:style style:name="P21" style:family="paragraph" style:parent-style-name="Table_20_Contents">
      <style:text-properties style:font-name="Times New Roman1" officeooo:rsid="0022528e" officeooo:paragraph-rsid="004eeb50"/>
    </style:style>
    <style:style style:name="P22" style:family="paragraph" style:parent-style-name="Title">
      <style:paragraph-properties fo:text-align="center" style:justify-single-word="false"/>
      <style:text-properties style:font-name="Times New Roman1" fo:font-size="28pt" fo:font-weight="bold" officeooo:paragraph-rsid="0039013d" style:font-size-asian="28pt" style:font-weight-asian="bold" style:font-size-complex="28pt" style:font-weight-complex="bold"/>
    </style:style>
    <style:style style:name="P23" style:family="paragraph" style:parent-style-name="Subtitle">
      <style:paragraph-properties fo:text-align="center" style:justify-single-word="false"/>
      <style:text-properties style:font-name="Times New Roman1" fo:font-size="20pt" style:font-size-asian="20pt" style:font-size-complex="20pt"/>
    </style:style>
    <style:style style:name="P24" style:family="paragraph" style:parent-style-name="Text_20_body">
      <style:text-properties style:font-name="Times New Roman1"/>
    </style:style>
    <style:style style:name="P25" style:family="paragraph" style:parent-style-name="Text_20_body">
      <style:text-properties style:font-name="Times New Roman1" fo:font-size="6pt" officeooo:paragraph-rsid="003a279b" style:font-size-asian="5.25pt" style:font-size-complex="6pt"/>
    </style:style>
    <style:style style:name="P26" style:family="paragraph" style:parent-style-name="Text_20_body">
      <style:text-properties style:font-name="Times New Roman1" fo:font-size="6pt" officeooo:paragraph-rsid="004bc571" style:font-size-asian="5.25pt" style:font-size-complex="6pt"/>
    </style:style>
    <style:style style:name="P27" style:family="paragraph" style:parent-style-name="Text_20_body">
      <style:text-properties style:font-name="Times New Roman1" officeooo:rsid="0045fa08" officeooo:paragraph-rsid="0045fa08"/>
    </style:style>
    <style:style style:name="P28" style:family="paragraph" style:parent-style-name="Text_20_body">
      <style:text-properties style:font-name="Times New Roman1" officeooo:rsid="0045fa08" officeooo:paragraph-rsid="004996c9"/>
    </style:style>
    <style:style style:name="P29" style:family="paragraph" style:parent-style-name="Text_20_body">
      <style:text-properties style:font-name="Times New Roman1" officeooo:paragraph-rsid="004996c9"/>
    </style:style>
    <style:style style:name="P30" style:family="paragraph" style:parent-style-name="Standard">
      <style:paragraph-properties fo:margin-left="0cm" fo:margin-right="0cm" fo:text-indent="0cm" style:auto-text-indent="false"/>
      <style:text-properties style:font-name="Times New Roman1" officeooo:rsid="00227d85" officeooo:paragraph-rsid="004eeb50"/>
    </style:style>
    <style:style style:name="P31" style:family="paragraph" style:parent-style-name="Standard">
      <style:text-properties style:text-position="0% 100%" style:font-name="Times New Roman1" officeooo:rsid="002bee8c" officeooo:paragraph-rsid="002c8855"/>
    </style:style>
    <style:style style:name="P32" style:family="paragraph" style:parent-style-name="Standard">
      <style:text-properties style:text-position="0% 100%" style:font-name="Times New Roman1" officeooo:rsid="0046bd9f" officeooo:paragraph-rsid="0046bd9f"/>
    </style:style>
    <style:style style:name="P33" style:family="paragraph" style:parent-style-name="Standard">
      <style:text-properties style:font-name="Times New Roman1" officeooo:rsid="00211c05" officeooo:paragraph-rsid="00211c05"/>
    </style:style>
    <style:style style:name="P34" style:family="paragraph" style:parent-style-name="Standard">
      <style:text-properties style:font-name="Times New Roman1" officeooo:paragraph-rsid="0058379d"/>
    </style:style>
    <style:style style:name="P35" style:family="paragraph" style:parent-style-name="Standard">
      <style:text-properties style:font-name="Times New Roman1" officeooo:rsid="005a6548" officeooo:paragraph-rsid="005a6548"/>
    </style:style>
    <style:style style:name="P36" style:family="paragraph" style:parent-style-name="Text_20_body" style:list-style-name="">
      <style:text-properties style:font-name="Times New Roman1" fo:font-size="14pt" officeooo:paragraph-rsid="004996c9" style:font-size-asian="14pt" style:font-size-complex="14pt"/>
    </style:style>
    <style:style style:name="P37" style:family="paragraph" style:parent-style-name="Text_20_body" style:list-style-name="">
      <style:text-properties style:font-name="Times New Roman1" fo:font-size="14pt" officeooo:rsid="00312fc8" officeooo:paragraph-rsid="004996c9" style:font-size-asian="14pt" style:font-size-complex="14pt"/>
    </style:style>
    <style:style style:name="P38" style:family="paragraph" style:parent-style-name="Text_20_body" style:list-style-name="">
      <style:text-properties style:font-name="Times New Roman1"/>
    </style:style>
    <style:style style:name="P39" style:family="paragraph" style:parent-style-name="Text_20_body" style:list-style-name=""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P40" style:family="paragraph" style:parent-style-name="Text_20_body" style:list-style-name="">
      <style:text-properties style:font-name="Times New Roman1" fo:font-size="28pt" fo:font-weight="bold" officeooo:paragraph-rsid="004bc571" style:font-size-asian="28pt" style:font-weight-asian="bold" style:font-size-complex="28pt" style:font-weight-complex="bold"/>
    </style:style>
    <style:style style:name="P41" style:family="paragraph" style:parent-style-name="Text_20_body" style:list-style-name="">
      <style:paragraph-properties fo:text-align="center" style:justify-single-word="false"/>
      <style:text-properties style:font-name="Times New Roman1" officeooo:rsid="0032835a" officeooo:paragraph-rsid="0032835a"/>
    </style:style>
    <style:style style:name="P42" style:family="paragraph" style:parent-style-name="Text_20_body" style:list-style-name="">
      <style:text-properties style:font-name="Times New Roman1" fo:font-size="18pt" style:font-size-asian="18pt" style:font-size-complex="18pt"/>
    </style:style>
    <style:style style:name="P43" style:family="paragraph" style:parent-style-name="Text_20_body">
      <style:text-properties style:font-name="Times New Roman1" officeooo:rsid="003a279b" officeooo:paragraph-rsid="004bc571"/>
    </style:style>
    <style:style style:name="P44" style:family="paragraph" style:parent-style-name="Text_20_body">
      <style:text-properties style:font-name="Times New Roman1" officeooo:rsid="003a279b" officeooo:paragraph-rsid="003a279b"/>
    </style:style>
    <style:style style:name="P45" style:family="paragraph" style:parent-style-name="Text_20_body">
      <style:text-properties style:font-name="Times New Roman1" officeooo:rsid="00557b6c" officeooo:paragraph-rsid="00557b6c"/>
    </style:style>
    <style:style style:name="P46" style:family="paragraph" style:parent-style-name="Heading_20_1">
      <style:text-properties style:font-name="Times New Roman1"/>
    </style:style>
    <style:style style:name="P47" style:family="paragraph" style:parent-style-name="Heading_20_1">
      <style:paragraph-properties fo:break-before="page"/>
      <style:text-properties style:font-name="Times New Roman1" officeooo:rsid="003a279b"/>
    </style:style>
    <style:style style:name="P48" style:family="paragraph" style:parent-style-name="Heading_20_2">
      <style:text-properties style:font-name="Times New Roman1"/>
    </style:style>
    <style:style style:name="P49" style:family="paragraph" style:parent-style-name="Heading_20_2">
      <style:text-properties style:font-name="Times New Roman1" officeooo:rsid="0045fa08" officeooo:paragraph-rsid="0045fa08"/>
    </style:style>
    <style:style style:name="P50" style:family="paragraph" style:parent-style-name="Heading_20_2">
      <style:text-properties style:font-name="Times New Roman1" officeooo:rsid="00294532" officeooo:paragraph-rsid="00294532"/>
    </style:style>
    <style:style style:name="T1" style:family="text">
      <style:text-properties officeooo:rsid="00211c05"/>
    </style:style>
    <style:style style:name="T2" style:family="text">
      <style:text-properties officeooo:rsid="002226ce"/>
    </style:style>
    <style:style style:name="T3" style:family="text">
      <style:text-properties officeooo:rsid="00227d85"/>
    </style:style>
    <style:style style:name="T4" style:family="text">
      <style:text-properties officeooo:rsid="002440c2"/>
    </style:style>
    <style:style style:name="T5" style:family="text">
      <style:text-properties style:text-position="super 58%"/>
    </style:style>
    <style:style style:name="T6" style:family="text">
      <style:text-properties style:text-position="super 58%" officeooo:rsid="0025d116"/>
    </style:style>
    <style:style style:name="T7" style:family="text">
      <style:text-properties style:text-position="super 58%" officeooo:rsid="002bee8c"/>
    </style:style>
    <style:style style:name="T8" style:family="text">
      <style:text-properties style:text-position="super 58%" officeooo:rsid="005a6548"/>
    </style:style>
    <style:style style:name="T9" style:family="text">
      <style:text-properties style:text-position="0% 100%"/>
    </style:style>
    <style:style style:name="T10" style:family="text">
      <style:text-properties style:text-position="0% 100%" officeooo:rsid="0025d116"/>
    </style:style>
    <style:style style:name="T11" style:family="text">
      <style:text-properties style:text-position="0% 100%" officeooo:rsid="002440c2"/>
    </style:style>
    <style:style style:name="T12" style:family="text">
      <style:text-properties style:text-position="0% 100%" officeooo:rsid="002e6d08"/>
    </style:style>
    <style:style style:name="T13" style:family="text">
      <style:text-properties style:text-position="0% 100%" officeooo:rsid="0036f70d"/>
    </style:style>
    <style:style style:name="T14" style:family="text">
      <style:text-properties style:text-position="0% 100%" officeooo:rsid="002bee8c"/>
    </style:style>
    <style:style style:name="T15" style:family="text">
      <style:text-properties style:text-position="0% 100%" officeooo:rsid="0040f38c"/>
    </style:style>
    <style:style style:name="T16" style:family="text">
      <style:text-properties style:text-position="0% 100%" officeooo:rsid="004188a9"/>
    </style:style>
    <style:style style:name="T17" style:family="text">
      <style:text-properties style:text-position="0% 100%" officeooo:rsid="0042f379"/>
    </style:style>
    <style:style style:name="T18" style:family="text">
      <style:text-properties style:text-position="0% 100%" officeooo:rsid="0043ab5a"/>
    </style:style>
    <style:style style:name="T19" style:family="text">
      <style:text-properties style:text-position="0% 100%" officeooo:rsid="0046bd9f"/>
    </style:style>
    <style:style style:name="T20" style:family="text">
      <style:text-properties style:text-position="0% 100%" officeooo:rsid="004996c9"/>
    </style:style>
    <style:style style:name="T21" style:family="text">
      <style:text-properties style:text-position="0% 100%" officeooo:rsid="0045fa08"/>
    </style:style>
    <style:style style:name="T22" style:family="text">
      <style:text-properties style:text-position="0% 100%" officeooo:rsid="0058379d"/>
    </style:style>
    <style:style style:name="T23" style:family="text">
      <style:text-properties style:text-position="0% 100%" officeooo:rsid="005a6548"/>
    </style:style>
    <style:style style:name="T24" style:family="text">
      <style:text-properties style:text-position="0% 100%" officeooo:rsid="005dface"/>
    </style:style>
    <style:style style:name="T25" style:family="text">
      <style:text-properties style:text-position="0% 100%" officeooo:rsid="005e1ce6"/>
    </style:style>
    <style:style style:name="T26" style:family="text">
      <style:text-properties officeooo:rsid="002783db"/>
    </style:style>
    <style:style style:name="T27" style:family="text">
      <style:text-properties officeooo:rsid="002bee8c"/>
    </style:style>
    <style:style style:name="T28" style:family="text">
      <style:text-properties officeooo:rsid="0036f70d"/>
    </style:style>
    <style:style style:name="T29" style:family="text">
      <style:text-properties officeooo:rsid="003a4768"/>
    </style:style>
    <style:style style:name="T30" style:family="text">
      <style:text-properties style:text-position="sub 58%"/>
    </style:style>
    <style:style style:name="T31" style:family="text">
      <style:text-properties officeooo:rsid="004dddf0"/>
    </style:style>
    <style:style style:name="T32" style:family="text">
      <style:text-properties officeooo:rsid="004eeb50"/>
    </style:style>
    <style:style style:name="T33" style:family="text">
      <style:text-properties officeooo:rsid="0053c603"/>
    </style:style>
    <style:style style:name="T34" style:family="text">
      <style:text-properties officeooo:rsid="005707fb"/>
    </style:style>
    <style:style style:name="T35" style:family="text">
      <style:text-properties officeooo:rsid="005af0ff"/>
    </style:style>
    <style:style style:name="T36" style:family="text">
      <style:text-properties officeooo:rsid="005c6253"/>
    </style:style>
    <style:style style:name="T37" style:family="text">
      <style:text-properties officeooo:rsid="005dface"/>
    </style:style>
    <style:style style:name="T38" style:family="text">
      <style:text-properties officeooo:rsid="005e1ce6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6" text:outline-level="1">PERSENDA Edgar</text:h>
      <text:h text:style-name="P37" text:outline-level="1">HARDY Corentin</text:h>
      <text:h text:style-name="P38" text:outline-level="1"/>
      <text:h text:style-name="P39" text:outline-level="1"/>
      <text:h text:style-name="P39" text:outline-level="1"/>
      <text:h text:style-name="P39" text:outline-level="1"/>
      <text:h text:style-name="P40" text:outline-level="1"/>
      <text:p text:style-name="P22">Projet Programmation Concurrente</text:p>
      <text:p text:style-name="P23">Polytech'Nice Sophia - SI4</text:p>
      <text:h text:style-name="P41" text:outline-level="1">22 février 2016</text:h>
      <text:h text:style-name="P42" text:outline-level="1"/>
      <text:h text:style-name="P38" text:outline-level="1"/>
      <text:h text:style-name="P47" text:outline-level="1">Introduction</text:h>
      <text:p text:style-name="P25"/>
      <text:p text:style-name="P44">Ce rapport traite de la version 1.1 du projet de Programmation Concurrente. Ce projet <text:span text:style-name="T33">consiste</text:span> à programmer un simulateur <text:span text:style-name="T29">de transfert de chaleur par conduction sur un objet plan. On prend comme hypothèse que les cases centrales sont à une température fixe et plus élevée que le reste de la plaque. De même, les cases sur le bord du plan sont à une température fixe. La température sur le reste de la plaque est la même que sur le bord avant la simulation.</text:span></text:p>
      <text:p text:style-name="P45">La taille des tableaux traités <text:span text:style-name="T34">va</text:span> de 2<text:span text:style-name="T5">4 </text:span><text:span text:style-name="T9">* 2</text:span><text:span text:style-name="T5">4</text:span><text:span text:style-name="T9"> à 2</text:span><text:span text:style-name="T5">13 </text:span><text:span text:style-name="T9">* 2</text:span><text:span text:style-name="T5">13</text:span><text:span text:style-name="T9">.</text:span></text:p>
      <text:p text:style-name="P43">Il n'y aucun threads dans cette version, ils seront implémentés dans la version suivante.</text:p>
      <text:p text:style-name="P26"/>
      <text:h text:style-name="P46" text:outline-level="1">Détail de l'algorithme</text:h>
      <text:h text:style-name="P49" text:outline-level="2">Constantes</text:h>
      <text:p text:style-name="P27">On défini<text:span text:style-name="T36">t</text:span> :</text:p>
      <text:p text:style-name="P27"><text:tab/>- h <text:s/>le pas dans l'espace</text:p>
      <text:p text:style-name="P27"><text:tab/>- k <text:s/>le pas dans le temps</text:p>
      <text:p text:style-name="P27"><text:tab/>- D <text:s/>la diffusion thermique de notre objet plan</text:p>
      <text:p text:style-name="P27"/>
      <text:p text:style-name="P28"><text:span text:style-name="T9">La formule </text:span><text:span text:style-name="T20">suivante est celle que</text:span><text:span text:style-name="T9"> l'on utilise pour notre algorithme </text:span><text:span text:style-name="T20">:</text:span></text:p>
      <text:p text:style-name="P27"><draw:frame draw:style-name="fr3" draw:name="Image1" text:anchor-type="paragraph" svg:x="3.621cm" svg:y="0cm" svg:width="6.907cm" svg:height="0.914cm" draw:z-index="4"><draw:image xlink:href="Pictures/100002010000013600000029DFFCB43B.png" xlink:type="simple" xlink:show="embed" xlink:actuate="onLoad"/></draw:frame></text:p>
      <text:p text:style-name="P24"/>
      <text:p text:style-name="P29"><text:span text:style-name="T20">Elle</text:span><text:span text:style-name="T21"> est </text:span><text:span text:style-name="T19">valide pour un maillage fin, avec H </text:span><text:span text:style-name="T20">≥ 2. </text:span>On prend par hypothèse H = 6. <text:span text:style-name="T31">Si on utilise cette formule pour former une matrice carrée de taille trois, on trouve la matrice suivante :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21">1/36</text:p>
          </table:table-cell>
          <table:table-cell table:style-name="Tableau1.A1" office:value-type="string">
            <text:p text:style-name="P21">4/36</text:p>
          </table:table-cell>
          <table:table-cell table:style-name="Tableau1.C1" office:value-type="string">
            <text:p text:style-name="P21">1/36</text:p>
          </table:table-cell>
        </table:table-row>
        <table:table-row>
          <table:table-cell table:style-name="Tableau1.A2" office:value-type="string">
            <text:p text:style-name="P21">4/36</text:p>
          </table:table-cell>
          <table:table-cell table:style-name="Tableau1.A2" office:value-type="string">
            <text:p text:style-name="P21">16/36</text:p>
          </table:table-cell>
          <table:table-cell table:style-name="Tableau1.C2" office:value-type="string">
            <text:p text:style-name="P21">4/36</text:p>
          </table:table-cell>
        </table:table-row>
        <table:table-row>
          <table:table-cell table:style-name="Tableau1.A2" office:value-type="string">
            <text:p text:style-name="P21">1/36</text:p>
          </table:table-cell>
          <table:table-cell table:style-name="Tableau1.A2" office:value-type="string">
            <text:p text:style-name="P21">4/36</text:p>
          </table:table-cell>
          <table:table-cell table:style-name="Tableau1.C2" office:value-type="string">
            <text:p text:style-name="P21">1/36</text:p>
          </table:table-cell>
        </table:table-row>
      </table:table>
      <text:p text:style-name="P20"/>
      <text:p text:style-name="P20">On peut retrouver cette matrice en appli<text:span text:style-name="T37">qu</text:span>ant notre formule de diffusion thermique dans un objet plan modéliser par 9 cases, ou seul<text:span text:style-name="T37">e</text:span> la case centrale a une température supérieur<text:span text:style-name="T37">e</text:span> au<text:span text:style-name="T37">x</text:span> autres à un temps t0. Les case<text:span text:style-name="T37">s</text:span> ont à t0 une température nulle. On retrouve cette matrice après une itération.</text:p>
      <text:p text:style-name="P19"/>
      <text:h text:style-name="P48" text:outline-level="2">L'a<text:span text:style-name="T28">l</text:span>go<text:span text:style-name="T26">r</text:span>ithme</text:h>
      <text:p text:style-name="P5"/>
      <text:p text:style-name="P5">Initialisation de deux tableaux à 2 dimensions, <text:span text:style-name="T1">qui représentent le tableau des températures avec les bords</text:span></text:p>
      <text:p text:style-name="P7"><text:soft-page-break/>Initialisation des bords du centre et des bords des 2 tableaux <text:span text:style-name="T31">aux constantes de températures hautes et faibles.</text:span></text:p>
      <text:p text:style-name="P7"/>
      <text:p text:style-name="P5">Pour un itérateur i de 0 au nombre d'application<text:span text:style-name="T28">s</text:span> voulu :</text:p>
      <text:p text:style-name="P6"><text:tab/><text:span text:style-name="T2">On parcourt l'ensemble du premier tableau à l'exception des bords :</text:span></text:p>
      <text:p text:style-name="P2">À chaque case, on modifie les 8 cases adjacentes du second tableau selon la valeur de la case actuelle, ainsi que la case actuelle. On applique les coefficients<text:span text:style-name="T32"> de la matrice définie précédemment.</text:span></text:p>
      <text:p text:style-name="P4"/>
      <text:p text:style-name="P30"><text:tab/>On échange les deux tableaux</text:p>
      <text:p text:style-name="P3"><text:tab/><text:span text:style-name="T3">On réinitialise les cases du bord, ainsi que les cases centrales.</text:span></text:p>
      <text:p text:style-name="P8"/>
      <text:p text:style-name="P8"/>
      <text:h text:style-name="P50" text:outline-level="2">Détails</text:h>
      <text:p text:style-name="P9"/>
      <text:p text:style-name="P11">L'échange des deux tableaux est effectué manuellement, par la recopie du second dans le premier.</text:p>
      <text:p text:style-name="P10"/>
      <text:p text:style-name="P10"><text:span text:style-name="T4">La réinitialisation des bords se fait en parcourant la première ligne du tableau et la dernière afin de les remettre à leurs valeurs initiales. De même pour la première et dernière colonne. Enfin, on réinitialise les valeurs du carré centrales (entre 2</text:span><text:span text:style-name="T6">n-1 </text:span><text:span text:style-name="T10">– 2</text:span><text:span text:style-name="T6">n-4 </text:span><text:span text:style-name="T10">+ 1 et </text:span><text:span text:style-name="T11">2</text:span><text:span text:style-name="T6">n-1 </text:span><text:span text:style-name="T10">+ 2</text:span><text:span text:style-name="T6">n-4</text:span><text:span text:style-name="T10"> + 1 en ligne et colonne).</text:span></text:p>
      <text:p text:style-name="P12"/>
      <text:p text:style-name="P13"><text:span text:style-name="T27">Notre algorithme est en O(kn</text:span><text:span text:style-name="T7">2</text:span><text:span text:style-name="T14">), avec k le nombre d'itération</text:span><text:span text:style-name="T13">s</text:span><text:span text:style-name="T14"> et n la taille du tableau. La taille mémoire est de deux fois la taille d'un tableau (soit 2*(n+1)</text:span><text:span text:style-name="T7">2</text:span><text:span text:style-name="T14">).</text:span></text:p>
      <text:p text:style-name="P31"/>
      <text:h text:style-name="P46" text:outline-level="1">synthèse des mesures</text:h>
      <text:p text:style-name="P14"/>
      <text:p text:style-name="P14"><draw:frame draw:style-name="fr1" draw:name="Cadre2" text:anchor-type="paragraph" svg:width="15.998cm" draw:z-index="2"><draw:text-box fo:min-height="8.999cm"><text:p text:style-name="Illustration"><draw:frame draw:style-name="fr4" draw:name="Objet1" text:anchor-type="paragraph" svg:width="15.998cm" style:rel-width="100%" svg:height="8.999cm" style:rel-height="scale" draw:z-index="3"><draw:object xlink:href="./Object 1" xlink:type="simple" xlink:show="embed" xlink:actuate="onLoad"/><draw:image xlink:href="./ObjectReplacements/Object 1" xlink:type="simple" xlink:show="embed" xlink:actuate="onLoad"/></draw:frame>Illustration <text:sequence text:ref-name="refIllustration0" text:name="Illustration" text:formula="ooow:Illustration+1" style:num-format="1">1</text:sequence>: Courbe du temps d'exécution en fonction du nombre d'itération<text:span text:style-name="T28">s</text:span></text:p></draw:text-box></draw:frame></text:p>
      <text:p text:style-name="P15"><text:soft-page-break/><text:span text:style-name="T22">L'illustration 1</text:span><text:span text:style-name="T15"> représente le </text:span><text:span text:style-name="T9">temps d'exécution en fonction du nombre d'itération</text:span><text:span text:style-name="T13">s. </text:span><text:span text:style-name="T15">Pour une simplification de lecture, les valeurs sont de 10000 à 100000, avec un pas de 10000, puis 200000 et 300000. Cette courbe</text:span><text:span text:style-name="T9"> est bien linéaire. </text:span><text:span text:style-name="T23">Ces mesures sont faite</text:span><text:span text:style-name="T24">s</text:span><text:span text:style-name="T23"> avec un tableau de taille 2</text:span><text:span text:style-name="T8">4 </text:span><text:span text:style-name="T23">* 2</text:span><text:span text:style-name="T8">4</text:span><text:span text:style-name="T23">.</text:span></text:p>
      <text:p text:style-name="P15"/>
      <text:p text:style-name="P15"><draw:frame draw:style-name="fr2" draw:name="Cadre1" text:anchor-type="paragraph" svg:width="15.998cm" draw:z-index="0"><draw:text-box fo:min-height="8.999cm"><text:p text:style-name="Illustration"><draw:frame draw:style-name="fr4" draw:name="Objet2" text:anchor-type="paragraph" svg:width="15.998cm" style:rel-width="100%" svg:height="8.999cm" style:rel-height="scale" draw:z-index="1"><draw:object xlink:href="./Object 2" xlink:type="simple" xlink:show="embed" xlink:actuate="onLoad"/><draw:image xlink:href="./ObjectReplacements/Object 2" xlink:type="simple" xlink:show="embed" xlink:actuate="onLoad"/></draw:frame>Illustration <text:sequence text:ref-name="refIllustration1" text:name="Illustration" text:formula="ooow:Illustration+1" style:num-format="1">2</text:sequence>: Courbe du temps d'exécution en fonction de la puissance de la taille du tableau </text:p></draw:text-box></draw:frame></text:p>
      <text:p text:style-name="P34"><text:span text:style-name="T22">L'illustration 2</text:span><text:span text:style-name="T12"> </text:span><text:span text:style-name="T16">représente le</text:span><text:span text:style-name="T12"> temps d'exécution en fonction de la puissance de la taille du tableau. </text:span><text:span text:style-name="T16">Sa forme</text:span><text:span text:style-name="T12"> est <text:s/>aussi attendu</text:span><text:span text:style-name="T13">e</text:span><text:span text:style-name="T12">. En effet, comme il s'agit de puissance de deux, la taille du tableau est multiplié</text:span><text:span text:style-name="T13">e </text:span><text:span text:style-name="T17">par</text:span><text:span text:style-name="T12"> quatre pour chaque pas. </text:span></text:p>
      <text:p text:style-name="P16"/>
      <text:p text:style-name="P17"><text:span text:style-name="T12">L</text:span><text:span text:style-name="T9">es résultats précédents sont des moyennes de dix exécution</text:span><text:span text:style-name="T25">s</text:span><text:span text:style-name="T9"> de l'algorithme, auquel on a enlevé le temps maximal et minimal d'exécution. </text:span><text:span text:style-name="T18">Le temps utilisé est le temps CPU consommé.</text:span></text:p>
      <text:p text:style-name="P17"/>
      <text:h text:style-name="P46" text:outline-level="1">Conclusion</text:h>
      <text:p text:style-name="P35">L'algorithme que nous avons im<text:span text:style-name="T38">pl</text:span>émenté paraît satisfaisant. Le temps d'exécution CPU consommé évolue normalement en fonction du nombre d'itération ou de la taille du tableau. <text:span text:style-name="T35">Les résultats produits par l'algorithme sont aussi cohérents. </text:span></text:p>
      <text:p text:style-name="P35"/>
      <text:h text:style-name="P46" text:outline-level="1"><text:span text:style-name="T18">S</text:span><text:span text:style-name="T9">ource</text:span></text:h>
      <text:p text:style-name="P32"/>
      <text:p text:style-name="P18"><text:span text:style-name="T9">La formule de T</text:span><text:span text:style-name="T30">x, t+k</text:span><text:span text:style-name="T9"> est une citation du site suivant :</text:span></text:p>
      <text:p text:style-name="P32"><text:tab/>http://robert.mellet.pagesperso-orange.fr/diff/diff_01.ht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 fo:font-family="'Times New Roman'" style:font-style-name="Normal" style:font-family-generic="roman" style:font-pitch="variable" fo:font-size="12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3" style:display-name="Heading 3" style:family="paragraph" style:parent-style-name="Heading" style:class="text"/>
    <style:style style:name="Illustration" style:family="paragraph" style:parent-style-name="Caption" style:class="extra"/>
    <style:style style:name="Foot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color="#333333" fo:font-size="11pt" style:font-size-asian="11pt" style:font-size-complex="11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 /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0T19:46:31.331782000</meta:creation-date>
    <meta:generator>LibreOffice/4.2.6.3$MacOSX_X86_64 LibreOffice_project/3fd416d4c6db7d3204c17ce57a1d70f6e531ee21</meta:generator>
    <dc:date>2016-02-22T09:46:56.591632000</dc:date>
    <meta:editing-duration>PT5H6M58S</meta:editing-duration>
    <meta:editing-cycles>53</meta:editing-cycles>
    <meta:document-statistic meta:table-count="1" meta:image-count="1" meta:object-count="2" meta:page-count="4" meta:paragraph-count="51" meta:word-count="669" meta:character-count="3951" meta:non-whitespace-character-count="331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scatter" chart:style-name="ch1">
        <chart:plot-area chart:style-name="ch2" chart:data-source-has-labels="both" svg:x="1.317cm" svg:y="0.851cm" svg:width="14.043cm" svg:height="7.001cm">
          <chartooo:coordinate-region svg:x="1.969cm" svg:y="1.041cm" svg:width="12.799cm" svg:height="6.182cm"/>
          <chart:axis chart:dimension="x" chart:name="primary-x" chart:style-name="ch3" chartooo:axis-type="auto">
            <chart:title svg:x="7.011cm" svg:y="8.032cm" chart:style-name="ch4">
              <text:p>nombre d'itération</text:p>
            </chart:title>
            <chart:categories table:cell-range-address="local-table.$A$2:.$A$13"/>
          </chart:axis>
          <chart:axis chart:dimension="y" chart:name="primary-y" chart:style-name="ch3">
            <chart:title svg:x="0.451cm" svg:y="5.422cm" chart:style-name="ch5">
              <text:p>temps(100ms)</text:p>
            </chart:title>
            <chart:grid chart:style-name="ch6" chart:class="major"/>
          </chart:axis>
          <chart:series chart:style-name="ch7" chart:values-cell-range-address="local-table.$C$2:.$C$13" chart:label-cell-address="local-table.$C$1" chart:class="chart:scatter">
            <chart:domain table:cell-range-address="local-table.$B$2:.$B$13"/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</table:table-cell>
              <table:table-cell office:value-type="float" office:value="0.71836">
                <text:p>0.7183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0">
                <text:p>20000</text:p>
              </table:table-cell>
              <table:table-cell office:value-type="float" office:value="1.38909">
                <text:p>1.389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0">
                <text:p>30000</text:p>
              </table:table-cell>
              <table:table-cell office:value-type="float" office:value="2.12847">
                <text:p>2.128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">
                <text:p>40000</text:p>
              </table:table-cell>
              <table:table-cell office:value-type="float" office:value="2.85393">
                <text:p>2.853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">
                <text:p>50000</text:p>
              </table:table-cell>
              <table:table-cell office:value-type="float" office:value="3.51816">
                <text:p>3.518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0">
                <text:p>60000</text:p>
              </table:table-cell>
              <table:table-cell office:value-type="float" office:value="4.22256">
                <text:p>4.222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0">
                <text:p>70000</text:p>
              </table:table-cell>
              <table:table-cell office:value-type="float" office:value="4.98515">
                <text:p>4.985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0">
                <text:p>80000</text:p>
              </table:table-cell>
              <table:table-cell office:value-type="float" office:value="5.68175">
                <text:p>5.681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0">
                <text:p>90000</text:p>
              </table:table-cell>
              <table:table-cell office:value-type="float" office:value="6.41882">
                <text:p>6.418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00">
                <text:p>200000</text:p>
              </table:table-cell>
              <table:table-cell office:value-type="float" office:value="14.1621">
                <text:p>14.16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00">
                <text:p>300000</text:p>
              </table:table-cell>
              <table:table-cell office:value-type="float" office:value="21.264">
                <text:p>21.2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MacOSX_X86_64 LibreOffice_project/3fd416d4c6db7d3204c17ce57a1d70f6e531ee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scatter" chart:style-name="ch1">
        <chart:plot-area chart:style-name="ch2" chart:data-source-has-labels="both" svg:x="1.317cm" svg:y="0.851cm" svg:width="14.043cm" svg:height="7.001cm">
          <chartooo:coordinate-region svg:x="2.148cm" svg:y="1.041cm" svg:width="12.966cm" svg:height="6.182cm"/>
          <chart:axis chart:dimension="x" chart:name="primary-x" chart:style-name="ch3" chartooo:axis-type="auto">
            <chart:title svg:x="6.298cm" svg:y="8.032cm" chart:style-name="ch4">
              <text:p>taille du tableau (puissance)</text:p>
            </chart:title>
            <chart:categories table:cell-range-address="local-table.$A$2:.$A$6"/>
          </chart:axis>
          <chart:axis chart:dimension="y" chart:name="primary-y" chart:style-name="ch3">
            <chart:title svg:x="0.451cm" svg:y="5.467cm" chart:style-name="ch5">
              <text:p>temps (100ms)</text:p>
            </chart:title>
            <chart:grid chart:style-name="ch6" chart:class="major"/>
          </chart:axis>
          <chart:series chart:style-name="ch7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onne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.71836">
                <text:p>0.7183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.88079">
                <text:p>2.880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.4075">
                <text:p>11.40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45.517">
                <text:p>45.5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81.111">
                <text:p>181.1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MacOSX_X86_64 LibreOffice_project/3fd416d4c6db7d3204c17ce57a1d70f6e531ee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